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style:text-underline-style="solid" style:text-underline-width="auto" style:text-underline-color="font-color" fo:font-weight="bold" officeooo:rsid="00f362bc" officeooo:paragraph-rsid="00f362bc"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f362bc" officeooo:paragraph-rsid="00f4c685"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f4c836" officeooo:paragraph-rsid="00f4c836" style:font-size-asian="14pt" style:font-weight-asian="bold" style:font-size-complex="14pt" style:font-weight-complex="bold"/>
    </style:style>
    <style:style style:name="P10" style:family="paragraph" style:parent-style-name="Standard">
      <style:text-properties fo:font-size="14pt" officeooo:paragraph-rsid="00f362bc" style:font-size-asian="14pt" style:font-size-complex="14pt"/>
    </style:style>
    <style:style style:name="P11" style:family="paragraph" style:parent-style-name="Standard">
      <style:paragraph-properties fo:text-align="center" style:justify-single-word="false"/>
      <style:text-properties fo:font-size="20pt" fo:font-weight="bold" officeooo:paragraph-rsid="00f362bc" style:font-size-asian="20pt" style:font-weight-asian="bold" style:font-size-complex="20pt" style:font-weight-complex="bold"/>
    </style:style>
    <style:style style:name="P12" style:family="paragraph" style:parent-style-name="Standard">
      <style:text-properties style:font-name="Courier 10 Pitch" fo:font-size="14pt" style:text-underline-style="solid" style:text-underline-width="auto" style:text-underline-color="font-color" fo:font-weight="bold" officeooo:rsid="00f4c685" officeooo:paragraph-rsid="00f4c685" style:font-size-asian="14pt" style:font-weight-asian="bold" style:font-size-complex="14pt" style:font-weight-complex="bold"/>
    </style:style>
    <style:style style:name="P13" style:family="paragraph" style:parent-style-name="Standard">
      <style:text-properties style:font-name="Courier 10 Pitch" fo:font-size="14pt" style:text-underline-style="solid" style:text-underline-width="auto" style:text-underline-color="font-color" fo:font-weight="bold" officeooo:rsid="00f4c836" officeooo:paragraph-rsid="00f4c836" style:font-size-asian="14pt" style:font-weight-asian="bold" style:font-size-complex="14pt" style:font-weight-complex="bold"/>
    </style:style>
    <style:style style:name="T1" style:family="text">
      <style:text-properties officeooo:rsid="0091e28d"/>
    </style:style>
    <style:style style:name="T2" style:family="text">
      <style:text-properties officeooo:rsid="00d9d0b7"/>
    </style:style>
    <style:style style:name="T3" style:family="text">
      <style:text-properties style:text-underline-style="none" fo:font-weight="normal" style:font-weight-asian="normal" style:font-weight-complex="normal"/>
    </style:style>
    <style:style style:name="T4" style:family="text">
      <style:text-properties officeooo:rsid="00ebe294"/>
    </style:style>
    <style:style style:name="T5" style:family="text">
      <style:text-properties style:font-name="Liberation Serif" style:text-underline-style="none"/>
    </style:style>
    <style:style style:name="T6" style:family="text">
      <style:text-properties style:font-name="Liberation Serif" style:text-underline-style="none" fo:font-weight="normal" style:font-weight-asian="normal" style:font-weight-complex="normal"/>
    </style:style>
    <style:style style:name="T7" style:family="text">
      <style:text-properties style:font-name="Liberation Serif" style:text-underline-style="none" fo:font-weight="normal" officeooo:rsid="00f4c685" style:font-weight-asian="normal" style:font-weight-complex="normal"/>
    </style:style>
    <style:style style:name="T8" style:family="text">
      <style:text-properties style:font-name="Liberation Serif" style:text-underline-style="none" fo:font-weight="normal" officeooo:rsid="00f4c836" style:font-weight-asian="normal" style:font-weight-complex="normal"/>
    </style:style>
    <style:style style:name="T9" style:family="text">
      <style:text-properties officeooo:rsid="00f362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Thoughts on computing a matrix rank</text:span>.</text:p>
      <text:p text:style-name="P1">Richard Parker <text:span text:style-name="T2">26.9</text:span>.201<text:span text:style-name="T1">7</text:span></text:p>
      <text:p text:style-name="P5"/>
      <text:p text:style-name="P6">Section 1 – Introduction</text:p>
      <text:p text:style-name="P4"/>
      <text:p text:style-name="P7"><text:span text:style-name="T6">I propose to have a function </text:span><text:span text:style-name="T5">fRank</text:span><text:span text:style-name="T6"> that inputs a matrix and simply computes its rank. <text:s/>This is, in may ways, the simplest of the Gaussian functions, and it probably makes sense to think out (even if implementation is delayed) how best to do this.</text:span></text:p>
      <text:p text:style-name="P7"><text:span text:style-name="T6"/></text:p>
      <text:p text:style-name="P7"><text:span text:style-name="T6">If the matrix fits in memory, the freedoms available (in particular, there is no need to back-clean) will presumably need to be available at the mezzanine level also, but this requires some thought too, as if there is not sufficient memory, we need to think what the functions needed at that mezzanine layer will be when the matrix has to be chopped (presumably horizontally) by fRank for passing to the mezzanine.</text:span></text:p>
      <text:p text:style-name="P7"><text:span text:style-name="T6"/></text:p>
      <text:p text:style-name="P7"><text:span text:style-name="T6">There is also the consideration that although only the rank is needed now, there is a possibility that the fProduceNREF will be called on the same matrix later, or perhaps its transpose.</text:span></text:p>
      <text:p text:style-name="P7"><text:span text:style-name="T6"/></text:p>
      <text:p text:style-name="P7"><text:span text:style-name="T6">Anyway, let's start with the disk chopping problem.</text:span></text:p>
      <text:p text:style-name="P7"><text:span text:style-name="T6"/></text:p>
      <text:p text:style-name="P11">Section <text:span text:style-name="T9">2</text:span> – <text:span text:style-name="T9">Rank needing disk chopping.</text:span></text:p>
      <text:p text:style-name="P10"/>
      <text:p text:style-name="P8"><text:span text:style-name="T6">How do we best compute the rank of a matrix that does not fit in memory? <text:s/>The obvious solution is to chop horizontally into slices, and then proceed to run fProduceNREF on the first slice, then do column extract and multiply-and-add on all the remaining slices, after which the first slice is no longer needed after its rank is added into the running total. <text:s/>The rows are now shorter and there is one fewer slices, and we proceed down the matrix. <text:s/>The last step (only) can use the mezzanine rank.</text:span></text:p>
      <text:p text:style-name="P8"><text:span text:style-name="T6"/></text:p>
      <text:p text:style-name="P8"><text:span text:style-name="T7">What if the matrix is sparse? <text:s/>On approach is to try to </text:span><text:span text:style-name="T8">do cheap row operations so we can </text:span><text:span text:style-name="T7">choose some rows and columns such that the chosen rows are entirely zero on the chosen columns. <text:s/>If we can do that for a fairly large set of rows and columns, our matrix takes the form</text:span></text:p>
      <text:p text:style-name="P8"><text:span text:style-name="T7"/></text:p>
      <text:p text:style-name="P12"><text:span text:style-name="T3"><text:s text:c="2"/>0 <text:s/>A</text:span></text:p>
      <text:p text:style-name="P12"><text:span text:style-name="T3"><text:s text:c="2"/>B <text:s/>C</text:span></text:p>
      <text:p text:style-name="P8"><text:span text:style-name="T7"/></text:p>
      <text:p text:style-name="P9"><text:span text:style-name="T6">which enables us to eliminate some work.</text:span></text:p>
      <text:p text:style-name="P9"><text:span text:style-name="T6"/></text:p>
      <text:p text:style-name="P9"><text:soft-page-break/><text:span text:style-name="T6">Another approach is to do cheap row operations to put the matrix into the form</text:span></text:p>
      <text:p text:style-name="P9"><text:span text:style-name="T6"/></text:p>
      <text:p text:style-name="P13"><text:span text:style-name="T3"><text:s/>-1 <text:s/>A</text:span></text:p>
      <text:p text:style-name="P13"><text:span text:style-name="T3"><text:s text:c="2"/>B <text:s/>C</text:span></text:p>
      <text:p text:style-name="P9"><text:span text:style-name="T6"/></text:p>
      <text:p text:style-name="P9"><text:span text:style-name="T6">This enables us to add B times the top row into the bottom row to obtain</text:span></text:p>
      <text:p text:style-name="P9"><text:span text:style-name="T6"/></text:p>
      <text:p text:style-name="P13"><text:span text:style-name="T3"><text:s/>-1 <text:s/>A</text:span></text:p>
      <text:p text:style-name="P13"><text:span text:style-name="T3"><text:s text:c="2"/>0 <text:s/>C+BA</text:span></text:p>
      <text:p text:style-name="P9"><text:span text:style-name="T6"/></text:p>
      <text:p text:style-name="P9"><text:span text:style-name="T6">leaving only the rank of C+BA to be computed.</text:span></text:p>
      <text:p text:style-name="P9"><text:span text:style-name="T6"/></text:p>
      <text:p text:style-name="P9"><text:span text:style-name="T6">Similar tricks are, of course, available to the mezzanine, but it seems likely that ultimately they belong in fRank, so that mrnk can presume dense matrices and concentrate on multicore.</text:span></text:p>
      <text:p text:style-name="P9"><text:span text:style-name="T6"/></text:p>
      <text:p text:style-name="P9"><text:span text:style-name="T6"/></text:p>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26T10:58:07.604727008</dc:date>
    <meta:editing-duration>P4DT7H20M35S</meta:editing-duration>
    <meta:editing-cycles>421</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22" meta:word-count="409" meta:character-count="2260" meta:non-whitespace-character-count="1849"/>
  </office:meta>
</office:document-meta>
</file>